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639cm" fo:margin-left="0cm" fo:margin-right="-0.049cm" table:align="margins"/>
    </style:style>
    <style:style style:name="Table6.A" style:family="table-column">
      <style:table-column-properties style:column-width="0.543cm" style:rel-column-width="2018*"/>
    </style:style>
    <style:style style:name="Table6.B" style:family="table-column">
      <style:table-column-properties style:column-width="2.425cm" style:rel-column-width="9011*"/>
    </style:style>
    <style:style style:name="Table6.C" style:family="table-column">
      <style:table-column-properties style:column-width="11.936cm" style:rel-column-width="44347*"/>
    </style:style>
    <style:style style:name="Table6.D" style:family="table-column">
      <style:table-column-properties style:column-width="2.734cm" style:rel-column-width="10159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393cm" style:rel-column-width="1465*"/>
    </style:style>
    <style:style style:name="Table5.B" style:family="table-column">
      <style:table-column-properties style:column-width="4.634cm" style:rel-column-width="17264*"/>
    </style:style>
    <style:style style:name="Table5.C" style:family="table-column">
      <style:table-column-properties style:column-width="0.353cm" style:rel-column-width="1314*"/>
    </style:style>
    <style:style style:name="Table5.D" style:family="table-column">
      <style:table-column-properties style:column-width="12.21cm" style:rel-column-width="45492*"/>
    </style:style>
    <style:style style:name="Table5.A1" style:family="table-cell">
      <style:table-cell-properties fo:padding="0cm" fo:border="none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556cm" style:rel-column-width="20701*"/>
    </style:style>
    <style:style style:name="Table7.B" style:family="table-column">
      <style:table-column-properties style:column-width="3.239cm" style:rel-column-width="12066*"/>
    </style:style>
    <style:style style:name="Table7.C" style:family="table-column">
      <style:table-column-properties style:column-width="4.397cm" style:rel-column-width="16383*"/>
    </style:style>
    <style:style style:name="Table7.D" style:family="table-column">
      <style:table-column-properties style:column-width="4.397cm" style:rel-column-width="16385*"/>
    </style:style>
    <style:style style:name="Table7.A1" style:family="table-cell">
      <style:table-cell-properties fo:padding="0.097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262cm" style:rel-column-width="27055*"/>
    </style:style>
    <style:style style:name="Table1.B" style:family="table-column">
      <style:table-column-properties style:column-width="10.328cm" style:rel-column-width="3848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51cm" style:rel-column-width="2427*"/>
    </style:style>
    <style:style style:name="Table2.B" style:family="table-column">
      <style:table-column-properties style:column-width="7.895cm" style:rel-column-width="29415*"/>
    </style:style>
    <style:style style:name="Table2.C" style:family="table-column">
      <style:table-column-properties style:column-width="0.534cm" style:rel-column-width="1992*"/>
    </style:style>
    <style:style style:name="Table2.D" style:family="table-column">
      <style:table-column-properties style:column-width="8.509cm" style:rel-column-width="31701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none"/>
    </style:style>
    <style:style style:name="Table8" style:family="table">
      <style:table-properties style:width="8.938cm" fo:margin-left="3.429cm" fo:margin-right="5.029cm" table:align="margins"/>
    </style:style>
    <style:style style:name="Table8.A" style:family="table-column">
      <style:table-column-properties style:column-width="8.938cm" style:rel-column-width="65535*"/>
    </style:style>
    <style:style style:name="Table8.A1" style:family="table-cell">
      <style:table-cell-properties fo:padding="0.097cm" fo:border="none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17.395cm" style:rel-column-width="65535*"/>
    </style:style>
    <style:style style:name="Table4.1" style:family="table-row">
      <style:table-row-properties style:min-row-height="2.528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808080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9">{logo}</text:p>
          </table:table-cell>
          <table:table-cell table:style-name="Table6.C1" office:value-type="string">
            <text:p text:style-name="P29">{badan}</text:p>
            <text:p text:style-name="P29">{kota4}</text:p>
            <text:p text:style-name="P30">{alamat} </text:p>
            <text:p text:style-name="P21">Telp. {tlp} Fax {fax} </text:p>
            <text:p text:style-name="P21"/>
          </table:table-cell>
          <table:table-cell table:style-name="Table6.C1" office:value-type="string">
            <text:p text:style-name="P20"/>
          </table:table-cell>
        </table:table-row>
      </table:table>
      <text:p text:style-name="P3"/>
      <text:p text:style-name="P3">BERITA ACARA TINJAUAN LAPANGAN</text:p>
      <text:p text:style-name="P4">{nama_izin}</text:p>
      <text:p text:style-name="P2">Nomor: {nomor_bap}</text:p>
      <text:p text:style-name="P2"/>
      <text:p text:style-name="P1">Pada hari <text:s/>{hari} tanggal {tanggal_bap} kami yang bertanda tangan di bawah ini, telah menyelenggarakan tinjauan lapangan terhadap berkas permohonan 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">Nomor Pendaftaran 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">{no_pendaftaran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">Nama Pemohon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">{nama_pemohon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">Alamat Pemohon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">{alamat_pemohon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">No Telp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">{no_telp}</text:p>
          </table:table-cell>
        </table:table-row>
        <table:table-row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">Lokasi Usaha</text:p>
          </table:table-cell>
          <table:table-cell table:style-name="Table5.A1" office:value-type="string">
            <text:p text:style-name="P11">:</text:p>
          </table:table-cell>
          <table:table-cell table:style-name="Table5.A1" office:value-type="string">
            <text:p text:style-name="P1">{lokasi_usaha}</text:p>
          </table:table-cell>
        </table:table-row>
      </table:table>
      <text:p text:style-name="P1"/>
      <text:p text:style-name="P1">Berdasarkan tinjauan lapangan didapatkan data sebagai berikut 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16"><text:bookmark-start text:name="__DdeLink__8350_11546353731"/>[!-- BEGIN property --]<text:bookmark-end text:name="__DdeLink__8350_11546353731"/></text:p>
            <text:p text:style-name="P16">{nama}</text:p>
          </table:table-cell>
          <table:covered-table-cell/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P12">[!-- BEGIN child --]{child}<text:tab/></text:p>
          </table:table-cell>
          <table:table-cell table:style-name="Table7.A1" table:number-columns-spanned="3" office:value-type="string">
            <text:p text:style-name="P12">: ................................................................................<text:tab/> {indeks}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12">[!-- END child --][!-- END property --]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4"/>
          </table:table-cell>
        </table:table-row>
      </table:table>
      <text:p text:style-name="P6">Demikian Berita Acara ini dibuat untuk dipergunakan sebagaimana mestinya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{kota}, {tanggal}</text:p>
            <text:p text:style-name="P13">Dibuat oleh 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[!-- BEGIN row.petugas --]{no}</text:p>
          </table:table-cell>
          <table:table-cell table:style-name="Table2.A1" office:value-type="string">
            <text:p text:style-name="P9"><text:span text:style-name="T1">{nama}</text:span><text:line-break/>{dinas}</text:p>
          </table:table-cell>
          <table:table-cell table:style-name="Table2.A1" office:value-type="string">
            <text:p text:style-name="P9">:</text:p>
          </table:table-cell>
          <table:table-cell table:style-name="Table2.A1" office:value-type="string">
            <text:p text:style-name="P8">.................... [!-- END row.petugas --]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Diketahui Oleh:</text:p>
            <text:p text:style-name="P13">Camat</text:p>
            <text:p text:style-name="P13"/>
            <text:p text:style-name="P13"/>
            <text:p text:style-name="P23"/>
            <text:p text:style-name="P22"><text:s text:c="34"/></text:p>
          </table:table-cell>
          <table:table-cell table:style-name="Table3.A1" office:value-type="string">
            <text:p text:style-name="P7"/>
            <text:p text:style-name="P7">Pemohon / penanggung jawab :</text:p>
            <text:p text:style-name="P13"/>
            <text:p text:style-name="P13"/>
            <text:p text:style-name="P13"/>
            <text:p text:style-name="P17"><text:s text:c="34"/></text:p>
          </table:table-cell>
        </table:table-row>
        <table:table-row>
          <table:table-cell table:style-name="Table3.A1" table:number-columns-spanned="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Disetujui <text:s/>:</text:p>
                  <text:p text:style-name="P27">{jabatan} {kantor}</text:p>
                  <text:p text:style-name="P27"/>
                  <text:p text:style-name="P27"/>
                  <text:p text:style-name="P27"/>
                  <text:p text:style-name="P27"/>
                  <text:p text:style-name="P26">{nama_pejabat}</text:p>
                  <text:p text:style-name="P28"><text:s/>{nip_pejabat}</text:p>
                </table:table-cell>
              </table:table-row>
            </table:table>
          </table:table-cell>
          <table:covered-table-cell/>
        </table:table-row>
        <table:table-row>
          <table:table-cell table:style-name="Table3.A1" table:number-column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2">Catatan :</text:p>
                  <text:p text:style-name="P12"/>
                  <text:p text:style-name="P12"/>
                </table:table-cell>
              </table:table-row>
            </table:table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0.471cm" fo:margin-bottom="1.16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09:46:09</meta:creation-date>
    <meta:editing-duration>PT7H3M48S</meta:editing-duration>
    <meta:editing-cycles>45</meta:editing-cycles>
    <meta:generator>OpenOffice.org/3.3$Win32 OpenOffice.org_project/330m20$Build-9567</meta:generator>
    <dc:date>2012-08-08T21:22:22.71</dc:date>
    <dc:creator>Yogi Cahyana</dc:creator>
    <meta:document-statistic meta:table-count="8" meta:image-count="0" meta:object-count="0" meta:page-count="1" meta:paragraph-count="47" meta:word-count="130" meta:character-count="1023"/>
  </office:meta>
</office:document-meta>
</file>